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acheResolverAdapterTests.createDummy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acheResolverAdapterTests.getCacheResolver( CacheInvocationContext &lt; ? extends Annotation &gt; context , String cache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CacheResolverAdapterTests.resolveSimpleCach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ample.get( String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heResolverAdapterTests.resolveUnknownCach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